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e6dd"/>
    </style:style>
    <style:style style:name="P2" style:family="paragraph" style:parent-style-name="List_20_Paragraph" style:list-style-name="WWNum1">
      <style:text-properties officeooo:paragraph-rsid="000be6dd"/>
    </style:style>
    <style:style style:name="P3" style:family="paragraph" style:parent-style-name="List_20_Paragraph" style:list-style-name="WWNum1" style:master-page-name="Standard">
      <style:paragraph-properties style:page-number="auto"/>
      <style:text-properties officeooo:paragraph-rsid="000be6dd"/>
    </style:style>
    <style:style style:name="T1" style:family="text">
      <style:text-properties fo:font-size="14pt" fo:language="tr" fo:country="T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4378296034022172" text:style-name="WWNum1">
        <text:list-item>
          <text:p text:style-name="P3"><text:span text:style-name="T1">Yeni bir java geliştiricisi indirmek icin adres (java se 7 download) anahtar kelimeleriyle <text:s/>aranabilir.</text:span></text:p>
        </text:list-item>
      </text:list>
      <text:p text:style-name="P1"><text:a xlink:type="simple" xlink:href="http://www.oracle.com/technetwork/java/javase/downloads/jdk7-downloads-1880260.html"><text:span text:style-name="T1">http://www.oracle.com/technetwork/java/javase/downloads/jdk7-downloads-1880260.html</text:span></text:a></text:p>
      <text:p text:style-name="P1"><text:span text:style-name="T1">Öncelikle bu java kurulmalıdır. (örn: jdk-7u21-windows-i586.exe)</text:span></text:p>
      <text:list xml:id="list153115732293406" text:continue-numbering="true" text:style-name="WWNum1">
        <text:list-item>
          <text:p text:style-name="P2"><text:span text:style-name="T1">Uygun bir IDE(Integrated Development Environment) kurulmalıdır. Eclipse ve Netbeans. Eclipse için, </text:span><text:a xlink:type="simple" xlink:href="http://www.eclipse.org/">http://www.eclipse.org/</text:a><text:span text:style-name="T1"> adresi kullanılmalıdır. Netbeans için ise </text:span><text:a xlink:type="simple" xlink:href="https://netbeans.org/">https://netbeans.org/</text:a><text:span text:style-name="T1"> adresi kullanılır. Eclipse veya Netbeans idelerini kurmak için mutlaka önceden (uygun) java kurulmuş kurulmuşur.</text:span></text:p>
        </text:list-item>
        <text:list-item>
          <text:p text:style-name="P2"><text:span text:style-name="T1">Java API dökümanları (java se 7 documentation) anahtar kelimeleri kullanılarak buluınur. </text:span><text:a xlink:type="simple" xlink:href="http://docs.oracle.com/javase/7/docs/">http://docs.oracle.com/javase/7/docs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30:56.508679522</meta:creation-date>
    <dc:date>2014-04-14T15:31:14.326156854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5" meta:word-count="68" meta:character-count="681" meta:non-whitespace-character-count="620"/>
    <meta:generator>LibreOffice/4.1.2.3$Linux_X86_64 LibreOffice_project/410m0$Build-3</meta:generator>
  </office:meta>
</office:document-meta>
</file>